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>
      <style:paragraph-properties fo:margin-top="0cm" fo:margin-bottom="0cm" style:contextual-spacing="false"/>
      <style:text-properties officeooo:rsid="003c8529" officeooo:paragraph-rsid="003c8529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officeooo:rsid="003b1eec" officeooo:paragraph-rsid="003b1ee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3e691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Optimization</text:span></text:span></text:h>
      <text:list text:style-name="L2">
        <text:list-item>
          <text:p text:style-name="P4"><text:span text:style-name="Strong_20_Emphasis">Linear Programming &amp; Integer Programming:</text:span></text:p>
          <text:list>
            <text:list-item>
              <text:p text:style-name="P5">Optimize compiler processes like instruction selection and register allocation.</text:p>
            </text:list-item>
            <text:list-item>
              <text:p text:style-name="P5">Goal: Minimize CPU cycles or memory usage.</text:p>
            </text:list-item>
            <text:list-item>
              <text:p text:style-name="P6">(Branch and bound for IP and Simplex for L<text:span text:style-name="T2">P</text:span>)</text:p>
            </text:list-item>
            <text:list-item>
              <text:p text:style-name="P7">Optimising how real numbers are stored?</text:p>
            </text:list-item>
          </text:list>
        </text:list-item>
      </text:list>
      <text:p text:style-name="P1"><text:tab/><text:tab/></text:p>
      <text:p text:style-name="P1"/>
      <text:list text:continue-numbering="true" text:style-name="L2">
        <text:list-item>
          <text:p text:style-name="P4"><text:span text:style-name="Strong_20_Emphasis">Dynamic Programming:</text:span></text:p>
          <text:list>
            <text:list-item>
              <text:p text:style-name="P5">Optimizes intermediate representation (IR) transformations.</text:p>
            </text:list-item>
            <text:list-item>
              <text:p text:style-name="P5">Improves instruction scheduling.</text:p>
            </text:list-item>
          </text:list>
        </text:list-item>
        <text:list-item>
          <text:p text:style-name="P4"><text:span text:style-name="Strong_20_Emphasis">Graph Colouring:</text:span></text:p>
          <text:list>
            <text:list-item>
              <text:p text:style-name="P5">Used in register allocation.</text:p>
            </text:list-item>
            <text:list-item>
              <text:p text:style-name="P4">Minimizes the number of registers, ensuring variables used at the same time don’t overlap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1:47:43.622077808</meta:creation-date>
    <dc:date>2025-07-19T13:24:03.281412772</dc:date>
    <meta:editing-duration>PT5H49M10S</meta:editing-duration>
    <meta:editing-cycles>41</meta:editing-cycles>
    <meta:generator>LibreOffice/24.2.7.2$Linux_X86_64 LibreOffice_project/420$Build-2</meta:generator>
    <meta:document-statistic meta:table-count="0" meta:image-count="0" meta:object-count="0" meta:page-count="1" meta:paragraph-count="13" meta:word-count="78" meta:character-count="515" meta:non-whitespace-character-count="458"/>
  </office:meta>
</office:document-meta>
</file>